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58F75DA20CE6FC1.png" manifest:media-type="image/png"/>
  <manifest:file-entry manifest:full-path="Pictures/100000000000000800000008FD07DD18565202C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37cm" fo:min-width="2.04cm"/>
      <style:paragraph-properties style:writing-mode="lr-tb"/>
    </style:style>
    <style:style style:name="gr2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1.092cm" fo:min-width="2.041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445cm" fo:min-width="1.688cm"/>
      <style:paragraph-properties style:writing-mode="lr-tb"/>
    </style:style>
    <style:style style:name="gr4" style:family="graphic" style:parent-style-name="objectwithoutfill">
      <style:graphic-properties svg:stroke-color="#000000" draw:marker-end="Arrow_20_short" draw:marker-end-width="0.3cm" svg:stroke-linecap="butt" draw:fill="solid" draw:textarea-vertical-align="middl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37cm" fo:min-width="2.026cm"/>
      <style:paragraph-properties style:writing-mode="lr-tb"/>
    </style:style>
    <style:style style:name="gr6" style:family="graphic" style:parent-style-name="objectwithoutfill">
      <style:graphic-properties svg:stroke-color="#000000" draw:marker-end="Arrow_20_short" draw:marker-end-width="0.3cm" draw:fill="solid" draw:textarea-vertical-align="middle"/>
    </style:style>
    <style:style style:name="gr7" style:family="graphic" style:parent-style-name="objectwithoutfill">
      <style:graphic-properties draw:stroke="dash" draw:stroke-dash="Long_20_Dot" svg:stroke-width="0.051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color="#000000" draw:marker-end="Arrowheads_20_3" draw:marker-end-width="0.3cm" draw:fill="solid" draw:textarea-vertical-align="middle"/>
    </style:style>
    <style:style style:name="gr12" style:family="graphic" style:parent-style-name="objectwithoutfill">
      <style:graphic-properties svg:stroke-color="#000000" draw:fill="solid" draw:textarea-vertical-align="middle"/>
    </style:style>
    <style:style style:name="gr13" style:family="graphic" style:parent-style-name="objectwithoutfill">
      <style:graphic-properties svg:stroke-color="#000000" draw:marker-end="Arrowheads_20_5" draw:marker-end-width="0.3cm" draw:fill="solid" draw:textarea-vertical-align="middle"/>
    </style:style>
    <style:style style:name="gr14" style:family="graphic" style:parent-style-name="objectwithoutfill">
      <style:graphic-properties svg:stroke-color="#000000" draw:marker-end="Arrowheads_20_7" draw:marker-end-width="0.3cm" draw:fill="solid" draw:textarea-vertical-align="middle"/>
    </style:style>
    <style:style style:name="gr15" style:family="graphic" style:parent-style-name="objectwithoutfill">
      <style:graphic-properties svg:stroke-color="#000000" draw:marker-end="Arrowheads_20_9" draw:marker-end-width="0.3cm" draw:fill="solid" draw:textarea-vertical-align="middl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2.298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2.297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132cm" fo:min-width="0.296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132cm" fo:min-width="0.295cm"/>
    </style:style>
    <style:style style:name="gr20" style:family="graphic" style:parent-style-name="standard">
      <style:graphic-properties svg:stroke-color="#000000" draw:fill="solid" draw:fill-color="#729fcf" draw:opacity="0%" draw:textarea-horizontal-align="justify" draw:textarea-vertical-align="middle" draw:auto-grow-height="false" fo:min-height="1.002cm" fo:min-width="0.752cm" draw:shadow-opacity="0%"/>
    </style:style>
    <style:style style:name="gr21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1.002cm" fo:min-width="0.752cm" draw:shadow-opacity="100%"/>
    </style:style>
    <style:style style:name="gr22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1.003cm" fo:min-width="0.753cm" draw:shadow-opacity="100%"/>
    </style:style>
    <style:style style:name="gr23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68cm" fo:min-width="0.96cm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37cm" fo:min-width="2.19cm"/>
      <style:paragraph-properties style:writing-mode="lr-tb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68cm" fo:min-width="0.961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03cm" fo:min-width="2.19cm"/>
      <style:paragraph-properties style:writing-mode="lr-tb"/>
    </style:style>
    <style:style style:name="gr28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1.009cm" fo:min-width="2.004cm"/>
      <style:paragraph-properties style:writing-mode="lr-tb"/>
    </style:style>
    <style:style style:name="gr29" style:family="graphic" style:parent-style-name="standard">
      <style:graphic-properties svg:stroke-color="#000000" draw:fill="bitmap" draw:fill-color="#ffffff" draw:fill-image-name="_31_0_20_Percent" draw:textarea-horizontal-align="justify" draw:textarea-vertical-align="middle" draw:auto-grow-height="false" fo:min-height="0.168cm" fo:min-width="0.96cm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37cm" fo:min-width="2.408cm"/>
      <style:paragraph-properties style:writing-mode="lr-tb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37cm" fo:min-width="2.407cm"/>
      <style:paragraph-properties style:writing-mode="lr-tb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46cm" fo:min-width="11.058cm"/>
      <style:paragraph-properties style:writing-mode="lr-tb"/>
    </style:style>
    <style:style style:name="gr3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4" style:family="graphic" style:parent-style-name="standard">
      <style:graphic-properties svg:stroke-color="#000000" draw:fill="bitmap" draw:fill-color="#ffffff" draw:fill-image-name="_32_5_20_Percent" draw:textarea-horizontal-align="justify" draw:textarea-vertical-align="middle" draw:auto-grow-height="false" fo:min-height="0.168cm" fo:min-width="0.961cm"/>
    </style:style>
    <style:style style:name="gr3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04cm" fo:min-width="3.493cm"/>
      <style:paragraph-properties style:writing-mode="lr-tb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84cm" fo:min-width="2.786cm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04cm" fo:min-width="2.19cm"/>
      <style:paragraph-properties style:writing-mode="lr-tb"/>
    </style:style>
    <style:style style:name="gr38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4.518cm" fo:min-width="2.802cm"/>
    </style:style>
    <style:style style:name="gr39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0.757cm" fo:min-width="1.646cm"/>
      <style:paragraph-properties style:writing-mode="lr-tb"/>
    </style:style>
    <style:style style:name="gr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38cm" fo:min-width="2.19cm"/>
      <style:paragraph-properties style:writing-mode="lr-tb"/>
    </style:style>
    <style:style style:name="gr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45cm" fo:min-width="2.19cm"/>
      <style:paragraph-properties style:writing-mode="lr-tb"/>
    </style:style>
    <style:style style:name="gr42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1.102cm" fo:min-width="1.553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erif" fo:font-size="11pt" fo:font-style="italic" style:font-style-asian="normal" style:font-style-complex="normal"/>
    </style:style>
    <style:style style:name="P2" style:family="paragraph">
      <loext:graphic-properties draw:fill="solid" draw:fill-color="#ffffff"/>
      <style:paragraph-properties fo:text-align="center" style:writing-mode="lr-tb"/>
      <style:text-properties style:font-name="Liberation Serif" fo:font-size="11pt" fo:font-style="italic" style:font-style-asian="normal" style:font-style-complex="normal"/>
    </style:style>
    <style:style style:name="P3" style:family="paragraph">
      <style:paragraph-properties fo:text-align="center" style:writing-mode="lr-tb"/>
      <style:text-properties style:font-name="Liberation Serif" fo:font-size="11pt" fo:font-style="italic" style:font-size-asian="12pt" style:font-style-asian="normal" style:font-size-complex="12pt" style:font-style-complex="normal"/>
    </style:style>
    <style:style style:name="P4" style:family="paragraph">
      <loext:graphic-properties draw:fill-color="#ffffff"/>
      <style:paragraph-properties fo:text-align="center" style:writing-mode="lr-tb"/>
      <style:text-properties style:font-name="Liberation Serif" fo:font-size="11pt" fo:font-style="italic" style:font-size-asian="12pt" style:font-style-asian="normal" style:font-size-complex="12pt" style:font-style-complex="normal"/>
    </style:style>
    <style:style style:name="P5" style:family="paragraph">
      <style:paragraph-properties fo:text-align="center" style:writing-mode="lr-tb"/>
      <style:text-properties style:font-name="Liberation Serif" fo:font-size="11pt"/>
    </style:style>
    <style:style style:name="P6" style:family="paragraph">
      <loext:graphic-properties draw:fill-color="#ffffff"/>
      <style:paragraph-properties fo:text-align="center" style:writing-mode="lr-tb"/>
      <style:text-properties style:font-name="Liberation Serif" fo:font-size="11pt"/>
    </style:style>
    <style:style style:name="P7" style:family="paragraph">
      <loext:graphic-properties draw:fill="solid"/>
      <style:paragraph-properties fo:text-align="center"/>
      <style:text-properties fo:font-size="11pt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erif" fo:font-size="11pt" fo:font-weight="bold" style:font-size-asian="12pt" style:font-weight-asian="bold" style:font-size-complex="12pt" style:font-weight-complex="bold"/>
    </style:style>
    <style:style style:name="P9" style:family="paragraph">
      <loext:graphic-properties draw:fill="solid"/>
      <style:paragraph-properties fo:text-align="center" style:writing-mode="lr-tb"/>
      <style:text-properties fo:font-size="11pt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Serif" fo:font-size="11pt"/>
    </style:style>
    <style:style style:name="P11" style:family="paragraph"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center" style:writing-mode="lr-tb"/>
      <style:text-properties style:font-name="Liberation Serif" fo:font-size="12pt" style:font-size-asian="12pt" style:font-size-complex="12pt"/>
    </style:style>
    <style:style style:name="P14" style:family="paragraph">
      <loext:graphic-properties draw:fill-color="#ffffff"/>
      <style:paragraph-properties fo:text-align="center" style:writing-mode="lr-tb"/>
      <style:text-properties style:font-name="Liberation Serif" fo:font-size="12pt" style:font-size-asian="12pt" style:font-size-complex="12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solid" draw:fill-color="#729fcf" draw:opacity="0%"/>
      <style:paragraph-properties fo:text-align="center"/>
    </style:style>
    <style:style style:name="P17" style:family="paragraph">
      <loext:graphic-properties draw:fill="solid" draw:fill-color="#ffffff" draw:opacity="100%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erif" fo:font-size="12pt" style:font-size-asian="18pt" style:font-size-complex="18pt"/>
    </style:style>
    <style:style style:name="P19" style:family="paragraph">
      <loext:graphic-properties draw:fill="solid" draw:fill-color="#ffffff"/>
      <style:paragraph-properties fo:text-align="center"/>
      <style:text-properties fo:font-style="italic"/>
    </style:style>
    <style:style style:name="P20" style:family="paragraph">
      <style:paragraph-properties fo:text-align="center" style:writing-mode="lr-tb"/>
      <style:text-properties style:font-name="Liberation Serif" fo:font-size="12pt" fo:font-style="italic" style:font-style-asian="normal" style:font-style-complex="normal"/>
    </style:style>
    <style:style style:name="P21" style:family="paragraph">
      <loext:graphic-properties draw:fill="solid" draw:fill-color="#ffffff"/>
      <style:paragraph-properties fo:text-align="center" style:writing-mode="lr-tb"/>
      <style:text-properties style:font-name="Liberation Serif" fo:font-size="12pt" fo:font-style="italic" style:font-style-asian="normal" style:font-style-complex="normal"/>
    </style:style>
    <style:style style:name="P22" style:family="paragraph">
      <style:paragraph-properties fo:text-align="center" style:writing-mode="lr-tb"/>
      <style:text-properties style:font-name="Liberation Serif" fo:font-size="12pt" fo:font-style="italic" style:font-size-asian="12pt" style:font-style-asian="normal" style:font-size-complex="12pt" style:font-style-complex="normal"/>
    </style:style>
    <style:style style:name="P23" style:family="paragraph">
      <loext:graphic-properties draw:fill-color="#ffffff"/>
      <style:paragraph-properties fo:text-align="center" style:writing-mode="lr-tb"/>
      <style:text-properties style:font-name="Liberation Serif" fo:font-size="12pt" fo:font-style="italic" style:font-size-asian="12pt" style:font-style-asian="normal" style:font-size-complex="12pt" style:font-style-complex="normal"/>
    </style:style>
    <style:style style:name="P24" style:family="paragraph">
      <loext:graphic-properties draw:fill="bitmap" draw:fill-color="#ffffff" draw:fill-image-name="_31_0_20_Percent"/>
      <style:paragraph-properties fo:text-align="center"/>
      <style:text-properties fo:font-style="italic"/>
    </style:style>
    <style:style style:name="P25" style:family="paragraph">
      <loext:graphic-properties draw:fill="solid"/>
      <style:paragraph-properties fo:text-align="center"/>
      <style:text-properties fo:font-style="italic"/>
    </style:style>
    <style:style style:name="P26" style:family="paragraph">
      <loext:graphic-properties draw:fill="bitmap" draw:fill-color="#ffffff" draw:fill-image-name="_32_5_20_Percent"/>
      <style:paragraph-properties fo:text-align="center"/>
      <style:text-properties fo:font-style="italic"/>
    </style:style>
    <style:style style:name="P27" style:family="paragraph">
      <loext:graphic-properties draw:fill-color="#ffffff" draw:opacity="0%"/>
      <style:paragraph-properties fo:text-align="center"/>
      <style:text-properties fo:font-style="italic"/>
    </style:style>
    <style:style style:name="P28" style:family="paragraph">
      <style:paragraph-properties fo:text-align="center"/>
      <style:text-properties fo:font-style="italic"/>
    </style:style>
    <style:style style:name="P29" style:family="paragraph">
      <style:paragraph-properties fo:text-align="center" style:writing-mode="lr-tb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30" style:family="paragraph">
      <loext:graphic-properties draw:fill-color="#ffffff"/>
      <style:paragraph-properties fo:text-align="center" style:writing-mode="lr-tb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" style:family="text">
      <style:text-properties style:font-name="Liberation Serif" fo:font-size="11pt" fo:font-style="normal" style:font-size-asian="18pt" style:font-style-asian="normal" style:font-size-complex="18pt" style:font-style-complex="normal"/>
    </style:style>
    <style:style style:name="T2" style:family="text">
      <style:text-properties style:font-name="Liberation Serif" fo:font-size="11pt" fo:font-style="normal" style:font-size-asian="12pt" style:font-style-asian="normal" style:font-size-complex="12pt" style:font-style-complex="normal"/>
    </style:style>
    <style:style style:name="T3" style:family="text">
      <style:text-properties style:font-name="Liberation Serif" fo:font-size="11pt"/>
    </style:style>
    <style:style style:name="T4" style:family="text">
      <style:text-properties style:font-name="Liberation Serif" fo:font-size="11pt" fo:font-weight="bold" style:font-size-asian="12pt" style:font-weight-asian="bold" style:font-size-complex="12pt" style:font-weight-complex="bold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style:font-size-asian="18pt" style:font-size-complex="18pt"/>
    </style:style>
    <style:style style:name="T7" style:family="text">
      <style:text-properties style:font-name="Liberation Serif" fo:font-size="12pt" fo:font-style="normal" style:font-style-asian="normal" style:font-style-complex="normal"/>
    </style:style>
    <style:style style:name="T8" style:family="text">
      <style:text-properties style:font-name="Liberation Serif" fo:font-size="12pt" fo:font-style="normal" style:font-size-asian="18pt" style:font-style-asian="normal" style:font-size-complex="18pt" style:font-style-complex="normal"/>
    </style:style>
    <style:style style:name="T9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ndexing Pipeline" draw:style-name="dp1" draw:master-page-name="Default">
        <draw:custom-shape draw:style-name="gr1" draw:text-style-name="P2" draw:layer="layout" svg:width="2.54cm" svg:height="1.787cm" svg:x="6.08cm" svg:y="5.151cm">
          <text:p text:style-name="P1"><text:span text:style-name="T1">Pre-</text:span><text:span text:style-name="T1">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54cm" svg:height="2.54cm" svg:x="16.24cm" svg:y="4.779cm">
          <text:p text:style-name="P3"><text:span text:style-name="T2">Document</text:span></text:p>
          <text:p text:style-name="P3"><text:span text:style-name="T2">Store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draw:layer="layout" svg:width="2.54cm" svg:height="1.787cm" svg:x="11.16cm" svg:y="3.246cm">
          <text:p text:style-name="P1"><text:span text:style-name="T1">SBERT</text:span></text:p>
          <text:p text:style-name="P1"><text:span text:style-name="T1">Embedding</text:span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2.54cm" svg:height="2.54cm" svg:x="1cm" svg:y="4.779cm">
          <text:p text:style-name="P5"><text:span text:style-name="T3">Documen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4" draw:text-style-name="P7" draw:layer="layout" svg:x1="3.54cm" svg:y1="6.049cm" svg:x2="6.08cm" svg:y2="6.049cm">
          <text:p/>
        </draw:line>
        <draw:line draw:style-name="gr4" draw:text-style-name="P7" draw:layer="layout" svg:x1="8.62cm" svg:y1="6.049cm" svg:x2="11.16cm" svg:y2="6.049cm">
          <text:p/>
        </draw:line>
        <draw:line draw:style-name="gr4" draw:text-style-name="P7" draw:layer="layout" svg:x1="13.7cm" svg:y1="6.049cm" svg:x2="16.24cm" svg:y2="6.049cm">
          <text:p/>
        </draw:line>
        <draw:custom-shape draw:style-name="gr1" draw:text-style-name="P2" draw:layer="layout" svg:width="2.54cm" svg:height="1.787cm" svg:x="11.16cm" svg:y="5.033cm">
          <text:p text:style-name="P1"><text:span text:style-name="T1">UMAP</text:span></text:p>
          <text:p text:style-name="P1"><text:span text:style-name="T1">Embedd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1.787cm" svg:x="11.16cm" svg:y="6.833cm">
          <text:p text:style-name="P1"><text:span text:style-name="T1">Top2Vec</text:span></text:p>
          <text:p text:style-name="P1"><text:span text:style-name="T1">Topic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2.54cm" svg:height="1.787cm" svg:x="6.081cm" svg:y="5.15cm">
          <text:p text:style-name="P1"><text:span text:style-name="T1">Pre-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54cm" svg:height="2.54cm" svg:x="16.241cm" svg:y="4.778cm">
          <text:p text:style-name="P3"><text:span text:style-name="T2">Document</text:span></text:p>
          <text:p text:style-name="P3"><text:span text:style-name="T2">Store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draw:layer="layout" svg:width="2.54cm" svg:height="1.787cm" svg:x="11.161cm" svg:y="4.245cm">
          <text:p text:style-name="P1"><text:span text:style-name="T1">SBERT</text:span></text:p>
          <text:p text:style-name="P1"><text:span text:style-name="T1">Embedd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2.54cm" svg:height="2.54cm" svg:x="1.001cm" svg:y="4.778cm">
          <text:p text:style-name="P5"><text:span text:style-name="T3">Documen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4" draw:text-style-name="P7" draw:layer="layout" svg:x1="3.541cm" svg:y1="6.048cm" svg:x2="6.081cm" svg:y2="6.048cm">
          <text:p/>
        </draw:line>
        <draw:line draw:style-name="gr4" draw:text-style-name="P7" draw:layer="layout" svg:x1="8.621cm" svg:y1="6.048cm" svg:x2="11.161cm" svg:y2="6.048cm">
          <text:p/>
        </draw:line>
        <draw:line draw:style-name="gr4" draw:text-style-name="P7" draw:layer="layout" svg:x1="13.701cm" svg:y1="6.048cm" svg:x2="16.241cm" svg:y2="6.048cm">
          <text:p/>
        </draw:line>
        <draw:custom-shape draw:style-name="gr1" draw:text-style-name="P2" draw:layer="layout" svg:width="2.54cm" svg:height="1.787cm" svg:x="11.161cm" svg:y="6.032cm">
          <text:p text:style-name="P1"><text:span text:style-name="T1">UMAP</text:span></text:p>
          <text:p text:style-name="P1"><text:span text:style-name="T1">Embedding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Query Pipeline" draw:style-name="dp1" draw:master-page-name="Default">
        <draw:custom-shape draw:style-name="gr5" draw:text-style-name="P2" xml:id="id2" draw:id="id2" draw:layer="layout" svg:width="2.526cm" svg:height="1.787cm" svg:x="6.094cm" svg:y="6.462cm">
          <text:p text:style-name="P1"><text:span text:style-name="T1">Retrieval</text:span></text:p>
          <text:p text:style-name="P1"><text:span text:style-name="T1">Bi-Encoder +</text:span></text:p>
          <text:p text:style-name="P1"><text:span text:style-name="T1">A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1.787cm" svg:x="11.16cm" svg:y="6.453cm">
          <text:p text:style-name="P1"><text:span text:style-name="T1">Re-Ranker</text:span></text:p>
          <text:p text:style-name="P1"><text:span text:style-name="T1">Cross-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1.787cm" svg:x="16.24cm" svg:y="6.462cm">
          <text:p text:style-name="P1"><text:span text:style-name="T1">Ranked H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2.54cm" svg:height="1.787cm" svg:x="16.24cm" svg:y="9.393cm">
          <text:p text:style-name="P1"><text:span text:style-name="T1">Doc./ Query +</text:span></text:p>
          <text:p text:style-name="P1"><text:span text:style-name="T1">Fil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" draw:id="id3" draw:layer="layout" svg:width="2.54cm" svg:height="2.54cm" svg:x="1cm" svg:y="6.081cm">
          <text:p text:style-name="P3"><text:span text:style-name="T2">Document</text:span></text:p>
          <text:p text:style-name="P3"><text:span text:style-name="T2">Store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" draw:text-style-name="P7" draw:layer="layout" svg:x1="3.54cm" svg:y1="7.354cm" svg:x2="6.08cm" svg:y2="7.354cm">
          <text:p/>
        </draw:line>
        <draw:line draw:style-name="gr4" draw:text-style-name="P7" draw:layer="layout" svg:x1="8.62cm" svg:y1="7.351cm" svg:x2="11.16cm" svg:y2="7.351cm">
          <text:p/>
        </draw:line>
        <draw:line draw:style-name="gr4" draw:text-style-name="P7" draw:layer="layout" svg:x1="13.7cm" svg:y1="7.354cm" svg:x2="16.24cm" svg:y2="7.354cm">
          <text:p/>
        </draw:line>
        <draw:connector draw:style-name="gr6" draw:text-style-name="P7" draw:layer="layout" draw:type="lines" draw:line-skew="0cm 1.523cm" svg:x1="16.24cm" svg:y1="10.286cm" svg:x2="7.357cm" svg:y2="8.249cm" draw:start-shape="id1" draw:start-glue-point="3" draw:end-shape="id2" draw:end-glue-point="2" svg:d="M16240 10286h-501l-8382-14v-2023" svg:viewBox="0 0 8884 2038">
          <text:p/>
        </draw:connector>
        <draw:line draw:style-name="gr7" draw:text-style-name="P7" draw:layer="layout" svg:x1="14.97cm" svg:y1="6.081cm" svg:x2="14.97cm" svg:y2="11.542cm">
          <text:p/>
        </draw:line>
        <draw:frame draw:style-name="gr8" draw:text-style-name="P8" draw:layer="layout" svg:width="3.148cm" svg:height="0.683cm" svg:x="16.086cm" svg:y="8.494cm">
          <draw:text-box>
            <text:p><text:span text:style-name="T4">User Interface</text:span></text:p>
          </draw:text-box>
        </draw:frame>
        <draw:connector draw:style-name="gr6" draw:text-style-name="P9" draw:layer="layout" draw:type="lines" draw:line-skew="0cm 1.143cm" svg:x1="16.166cm" svg:y1="10.287cm" svg:x2="2.27cm" svg:y2="8.621cm" draw:end-shape="id3" draw:end-glue-point="7" svg:d="M16166 10287l-13896-21v-1645" svg:viewBox="0 0 13897 1667">
          <text:p/>
        </draw:connector>
        <draw:frame draw:style-name="gr8" draw:text-style-name="P10" draw:layer="layout" svg:width="2.667cm" svg:height="0.683cm" svg:x="2.27cm" svg:y="9.081cm">
          <draw:text-box>
            <text:p><text:span text:style-name="T3">Filters</text:span></text:p>
          </draw:text-box>
        </draw:frame>
        <draw:frame draw:style-name="gr8" draw:text-style-name="P10" draw:layer="layout" svg:width="2.667cm" svg:height="0.683cm" svg:x="7.35cm" svg:y="9.081cm">
          <draw:text-box>
            <text:p><text:span text:style-name="T3">Doc./ Query</text:span></text:p>
          </draw:text-box>
        </draw:frame>
      </draw:page>
      <draw:page draw:name="UMAP pipeline" draw:style-name="dp1" draw:master-page-name="Default">
        <draw:custom-shape draw:style-name="gr1" draw:text-style-name="P2" xml:id="id5" draw:id="id5" draw:layer="layout" svg:width="2.54cm" svg:height="1.787cm" svg:x="9.89cm" svg:y="15.408cm">
          <text:p text:style-name="P1"><text:span text:style-name="T1">SBERT</text:span></text:p>
          <text:p text:style-name="P1"><text:span text:style-name="T1">Embedd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2.54cm" svg:height="1.787cm" svg:x="16.24cm" svg:y="11.611cm">
          <text:p text:style-name="P1"><text:span text:style-name="T1">Interactive</text:span></text:p>
          <text:p text:style-name="P1"><text:span text:style-name="T1">Scatter Pl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2.54cm" svg:height="1.787cm" svg:x="16.24cm" svg:y="15.418cm">
          <text:p text:style-name="P1"><text:span text:style-name="T1">Doc./ Query +</text:span></text:p>
          <text:p text:style-name="P1"><text:span text:style-name="T1">Filters +</text:span></text:p>
          <text:p text:style-name="P1"><text:span text:style-name="T1">Sample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7" draw:id="id7" draw:layer="layout" svg:width="2.54cm" svg:height="2.54cm" svg:x="4.8cm" svg:y="11.23cm">
          <text:p text:style-name="P3"><text:span text:style-name="T2">Document</text:span></text:p>
          <text:p text:style-name="P3"><text:span text:style-name="T2">Store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" draw:text-style-name="P7" draw:layer="layout" svg:x1="7.35cm" svg:y1="12.5cm" svg:x2="9.89cm" svg:y2="12.5cm">
          <text:p/>
        </draw:line>
        <draw:line draw:style-name="gr7" draw:text-style-name="P7" draw:layer="layout" svg:x1="14.97cm" svg:y1="11.23cm" svg:x2="14.97cm" svg:y2="18.85cm">
          <text:p/>
        </draw:line>
        <draw:frame draw:style-name="gr8" draw:text-style-name="P8" draw:layer="layout" svg:width="3.148cm" svg:height="0.683cm" svg:x="16.086cm" svg:y="14.143cm">
          <draw:text-box>
            <text:p><text:span text:style-name="T4">User Interface</text:span></text:p>
          </draw:text-box>
        </draw:frame>
        <draw:frame draw:style-name="gr9" draw:text-style-name="P10" draw:layer="layout" svg:width="3.048cm" svg:height="1.115cm" svg:x="6.08cm" svg:y="14.405cm">
          <draw:text-box>
            <text:p><text:span text:style-name="T3">Filters +</text:span></text:p>
            <text:p><text:span text:style-name="T3">Sample Size</text:span></text:p>
          </draw:text-box>
        </draw:frame>
        <draw:frame draw:style-name="gr9" draw:text-style-name="P10" draw:layer="layout" svg:width="2.426cm" svg:height="1.115cm" svg:x="12.43cm" svg:y="15.563cm">
          <draw:text-box>
            <text:p><text:span text:style-name="T3">Doc./ Query</text:span></text:p>
          </draw:text-box>
        </draw:frame>
        <draw:custom-shape draw:style-name="gr10" draw:text-style-name="P11" xml:id="id6" draw:id="id6" draw:layer="layout" svg:width="0.001cm" svg:height="0.001cm" svg:x="17.51cm" svg:y="18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2" draw:layer="layout" draw:type="line" svg:x1="16.24cm" svg:y1="16.311cm" svg:x2="12.43cm" svg:y2="16.301cm" draw:start-shape="id4" draw:start-glue-point="3" draw:end-shape="id5" draw:end-glue-point="1" svg:d="M16240 16311l-3810-10" svg:viewBox="0 0 3811 11">
          <text:p/>
        </draw:connector>
        <draw:connector draw:style-name="gr12" draw:text-style-name="P12" draw:layer="layout" draw:type="line" svg:x1="17.51cm" svg:y1="17.205cm" svg:x2="17.51cm" svg:y2="18.215cm" draw:start-shape="id4" draw:start-glue-point="2" draw:end-shape="id6" draw:end-glue-point="0" svg:d="M17510 17205v1010" svg:viewBox="0 0 1 1011">
          <text:p/>
        </draw:connector>
        <draw:connector draw:style-name="gr13" draw:text-style-name="P12" draw:layer="layout" draw:type="lines" draw:line-skew="0.502cm 3.943cm" svg:x1="17.51cm" svg:y1="18.215cm" svg:x2="6.07cm" svg:y2="13.77cm" draw:start-shape="id6" draw:start-glue-point="3" draw:end-shape="id7" draw:end-glue-point="7" svg:d="M17510 18215h-11440v-4445" svg:viewBox="0 0 11441 4446">
          <text:p/>
        </draw:connector>
        <draw:custom-shape draw:style-name="gr1" draw:text-style-name="P2" xml:id="id8" draw:id="id8" draw:layer="layout" svg:width="2.54cm" svg:height="1.787cm" svg:x="9.89cm" svg:y="11.611cm">
          <text:p text:style-name="P1"><text:span text:style-name="T1">UMAP</text:span></text:p>
          <text:p text:style-name="P1"><text:span text:style-name="T1">Embedd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2" draw:layer="layout" draw:type="line" svg:x1="11.16cm" svg:y1="15.408cm" svg:x2="11.16cm" svg:y2="13.398cm" draw:start-shape="id5" draw:start-glue-point="0" draw:end-shape="id8" draw:end-glue-point="2" svg:d="M11160 15408v-2010" svg:viewBox="0 0 1 2011">
          <text:p/>
        </draw:connector>
        <draw:connector draw:style-name="gr15" draw:text-style-name="P12" draw:layer="layout" draw:type="line" svg:x1="12.43cm" svg:y1="12.504cm" svg:x2="16.24cm" svg:y2="12.504cm" draw:start-shape="id8" draw:start-glue-point="1" draw:end-shape="id9" draw:end-glue-point="3" svg:d="M12430 12504h3810" svg:viewBox="0 0 3811 1">
          <text:p/>
        </draw:connector>
      </draw:page>
      <draw:page draw:name="Methodology" draw:style-name="dp1" draw:master-page-name="Default">
        <draw:custom-shape draw:style-name="gr16" draw:text-style-name="P14" draw:layer="layout" svg:width="2.798cm" svg:height="1.524cm" svg:x="1.004cm" svg:y="3.05cm">
          <text:p text:style-name="P13"><text:span text:style-name="T5">Data collec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2.797cm" svg:height="1.524cm" svg:x="5.011cm" svg:y="3.05cm">
          <text:p text:style-name="P13"><text:span text:style-name="T5">Data cleaning </text:span></text:p>
          <text:p text:style-name="P13"><text:span text:style-name="T5">and</text:span></text:p>
          <text:p text:style-name="P13"><text:span text:style-name="T5">pre-processing 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2.797cm" svg:height="1.524cm" svg:x="9.093cm" svg:y="3.05cm">
          <text:p text:style-name="P13"><text:span text:style-name="T5">Document</text:span></text:p>
          <text:p text:style-name="P13"><text:span text:style-name="T5">embeddings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798cm" svg:height="1.524cm" svg:x="13.156cm" svg:y="3.05cm">
          <text:p text:style-name="P13"><text:span text:style-name="T5">Self-organizing</text:span></text:p>
          <text:p text:style-name="P13"><text:span text:style-name="T5">map (SOM)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798cm" svg:height="1.524cm" svg:x="17.202cm" svg:y="3.05cm">
          <text:p text:style-name="P13"><text:span text:style-name="T5">Document</text:span></text:p>
          <text:p text:style-name="P13"><text:span text:style-name="T5">exploration</text:span></text:p>
          <text:p text:style-name="P13"><text:span text:style-name="T5">interface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975cm" svg:height="0.87cm" svg:x="3.923cm" svg:y="3.377cm">
          <text:p/>
          <draw:enhanced-geometry svg:viewBox="0 0 21600 21600" draw:text-areas="0 ?f0 ?f5 ?f2" draw:type="right-arrow" draw:modifiers="12530.9734513274 6074.336283185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5" draw:layer="layout" svg:width="0.975cm" svg:height="0.87cm" svg:x="7.954cm" svg:y="3.378cm">
          <text:p/>
          <draw:enhanced-geometry svg:viewBox="0 0 21600 21600" draw:text-areas="0 ?f0 ?f5 ?f2" draw:type="right-arrow" draw:modifiers="12530.9734513274 6074.336283185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5" draw:layer="layout" svg:width="0.974cm" svg:height="0.87cm" svg:x="11.995cm" svg:y="3.379cm">
          <text:p/>
          <draw:enhanced-geometry svg:viewBox="0 0 21600 21600" draw:text-areas="0 ?f0 ?f5 ?f2" draw:type="right-arrow" draw:modifiers="12530.9734513274 6074.336283185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5" draw:layer="layout" svg:width="0.975cm" svg:height="0.87cm" svg:x="16.125cm" svg:y="3.379cm">
          <text:p/>
          <draw:enhanced-geometry svg:viewBox="0 0 21600 21600" draw:text-areas="0 ?f0 ?f5 ?f2" draw:type="right-arrow" draw:modifiers="12530.9734513274 6074.336283185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IR architecture" draw:style-name="dp1" draw:master-page-name="Default">
        <draw:g>
          <draw:custom-shape draw:style-name="gr20" draw:text-style-name="P16" draw:layer="layout" svg:width="1.668cm" svg:height="1.668cm" svg:x="2.663cm" svg:y="1.758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1" draw:text-style-name="P17" draw:layer="layout" svg:width="1.668cm" svg:height="1.668cm" svg:x="2.664cm" svg:y="1.759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2" draw:text-style-name="P17" draw:layer="layout" svg:width="1.669cm" svg:height="1.669cm" svg:x="2.305cm" svg:y="2.115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1" draw:text-style-name="P17" draw:layer="layout" svg:width="1.668cm" svg:height="1.668cm" svg:x="1.948cm" svg:y="2.592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frame draw:style-name="gr23" draw:text-style-name="P18" draw:layer="layout" svg:width="2.622cm" svg:height="0.721cm" svg:x="1.975cm" svg:y="4.38cm">
            <draw:text-box>
              <text:p><text:span text:style-name="T6">Documents</text:span></text:p>
            </draw:text-box>
          </draw:frame>
        </draw:g>
        <draw:custom-shape draw:style-name="gr24" draw:text-style-name="P19" draw:layer="layout" svg:width="1.668cm" svg:height="0.834cm" svg:x="4.597cm" svg:y="2.5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1" draw:layer="layout" svg:width="2.69cm" svg:height="1.787cm" svg:x="6.702cm" svg:y="2.145cm">
          <text:p text:style-name="P20"><text:span text:style-name="T7">Parsing</text:span></text:p>
          <text:p text:style-name="P20"><text:span text:style-name="T8">linguistics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1.669cm" svg:height="0.834cm" draw:transform="rotate (-1.5707963267949) translate (8.41cm 4.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21" draw:layer="layout" svg:width="2.69cm" svg:height="0.953cm" svg:x="6.648cm" svg:y="6.167cm">
          <text:p text:style-name="P20"><text:span text:style-name="T8">Indexers</text:span></text:p>
          <draw:enhanced-geometry svg:viewBox="0 0 21600 21600" draw:type="rectangle" draw:enhanced-path="M 0 0 L 21600 0 21600 21600 0 21600 0 0 Z N"/>
        </draw:custom-shape>
        <draw:custom-shape draw:style-name="gr28" draw:text-style-name="P23" draw:layer="layout" svg:width="2.503cm" svg:height="2.384cm" svg:x="11.84cm" svg:y="1.935cm">
          <text:p text:style-name="P22"><text:span text:style-name="T9">Document</text:span></text:p>
          <text:p text:style-name="P22"><text:span text:style-name="T9">cach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9" draw:text-style-name="P24" draw:layer="layout" svg:width="1.668cm" svg:height="0.834cm" svg:x="9.852cm" svg:y="2.5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0" draw:text-style-name="P21" draw:layer="layout" svg:width="2.908cm" svg:height="1.787cm" svg:x="5.286cm" svg:y="9.504cm">
            <text:p text:style-name="P20"><text:span text:style-name="T8">Inexact </text:span></text:p>
            <text:p text:style-name="P20"><text:span text:style-name="T8">top k </text:span></text:p>
            <text:p text:style-name="P20"><text:span text:style-name="T8">retrieval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21" draw:layer="layout" svg:width="2.908cm" svg:height="1.787cm" svg:x="8.169cm" svg:y="9.504cm">
            <text:p text:style-name="P20"><text:span text:style-name="T8">Tiered inverted </text:span></text:p>
            <text:p text:style-name="P20"><text:span text:style-name="T8">positional </text:span></text:p>
            <text:p text:style-name="P20"><text:span text:style-name="T8">ind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1" draw:layer="layout" svg:width="2.907cm" svg:height="1.787cm" svg:x="2.427cm" svg:y="9.504cm">
            <text:p text:style-name="P20"><text:span text:style-name="T8">Metadata in </text:span></text:p>
            <text:p text:style-name="P20"><text:span text:style-name="T8">zone and </text:span></text:p>
            <text:p text:style-name="P20"><text:span text:style-name="T8">field index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1" draw:layer="layout" svg:width="2.907cm" svg:height="1.787cm" svg:x="11.078cm" svg:y="9.504cm">
            <text:p text:style-name="P20"><text:span text:style-name="T8">k-gram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1" draw:layer="layout" svg:width="11.558cm" svg:height="0.596cm" svg:x="2.427cm" svg:y="11.291cm">
            <text:p text:style-name="P20"><text:span text:style-name="T8">Indexes</text:span></text:p>
            <draw:enhanced-geometry svg:viewBox="0 0 21600 21600" draw:type="rectangle" draw:enhanced-path="M 0 0 L 21600 0 21600 21600 0 21600 0 0 Z N"/>
          </draw:custom-shape>
        </draw:g>
        <draw:line draw:style-name="gr33" draw:text-style-name="P25" draw:layer="layout" svg:x1="8.027cm" svg:y1="7.12cm" svg:x2="3.856cm" svg:y2="9.503cm">
          <text:p/>
        </draw:line>
        <draw:line draw:style-name="gr33" draw:text-style-name="P25" draw:layer="layout" svg:x1="8.027cm" svg:y1="7.12cm" svg:x2="6.716cm" svg:y2="9.503cm">
          <text:p/>
        </draw:line>
        <draw:line draw:style-name="gr33" draw:text-style-name="P25" draw:layer="layout" svg:x1="8.027cm" svg:y1="7.12cm" svg:x2="9.695cm" svg:y2="9.503cm">
          <text:p/>
        </draw:line>
        <draw:line draw:style-name="gr33" draw:text-style-name="P25" draw:layer="layout" svg:x1="8.027cm" svg:y1="7.12cm" svg:x2="12.674cm" svg:y2="9.503cm">
          <text:p/>
        </draw:line>
        <draw:custom-shape draw:style-name="gr34" draw:text-style-name="P26" draw:layer="layout" svg:width="1.669cm" svg:height="0.834cm" draw:transform="rotate (-1.5707963267949) translate (8.482cm 12.2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21" draw:layer="layout" svg:width="3.993cm" svg:height="0.954cm" svg:x="6.099cm" svg:y="14.176cm">
          <text:p text:style-name="P20"><text:span text:style-name="T8">Scoring and Ranking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2.69cm" svg:height="1.787cm" svg:x="16.273cm" svg:y="2.145cm">
          <text:p text:style-name="P20"><text:span text:style-name="T8">User query</text:span></text:p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3.755cm" svg:height="1.668cm" draw:transform="rotate (-1.5707963267949) translate (18.471cm 4.31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7" draw:text-style-name="P21" draw:layer="layout" svg:width="2.69cm" svg:height="0.954cm" svg:x="16.369cm" svg:y="8.745cm">
            <text:p text:style-name="P20"><text:span text:style-name="T8">Query parser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21" draw:layer="layout" svg:width="2.69cm" svg:height="0.953cm" svg:x="16.369cm" svg:y="11.829cm">
            <text:p text:style-name="P20"><text:span text:style-name="T8">Spell check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7" draw:layer="layout" svg:width="4.958cm" svg:height="4.767cm" svg:x="14.368cm" svg:y="8.355cm">
            <text:p/>
            <draw:enhanced-geometry svg:viewBox="0 0 21600 21600" draw:text-areas="?f0 0 21600 21600" draw:type="left-arrow-callout" draw:modifiers="7219.08646003263 5400 3600 8100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custom-shape draw:style-name="gr24" draw:text-style-name="P19" draw:layer="layout" svg:width="1.668cm" svg:height="0.834cm" draw:transform="rotate (-1.5707963267949) translate (18.062cm 9.90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39" draw:text-style-name="P23" draw:layer="layout" svg:width="2.145cm" svg:height="1.907cm" svg:x="16.867cm" svg:y="14.237cm">
          <text:p text:style-name="P22"><text:span text:style-name="T9">Training</text:span></text:p>
          <text:p text:style-name="P22"><text:span text:style-name="T9">se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40" draw:text-style-name="P21" draw:layer="layout" svg:width="2.69cm" svg:height="1.788cm" svg:x="12.552cm" svg:y="13.674cm">
            <text:p text:style-name="P20"><text:span text:style-name="T8">Scoring</text:span></text:p>
            <text:p text:style-name="P20"><text:span text:style-name="T8">parameters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1" draw:layer="layout" svg:width="2.69cm" svg:height="0.595cm" svg:x="12.555cm" svg:y="15.462cm">
            <text:p text:style-name="P20"><text:span text:style-name="T8">MLR</text:span></text:p>
            <draw:enhanced-geometry svg:viewBox="0 0 21600 21600" draw:type="rectangle" draw:enhanced-path="M 0 0 L 21600 0 21600 21600 0 21600 0 0 Z N"/>
          </draw:custom-shape>
        </draw:g>
        <draw:line draw:style-name="gr42" draw:text-style-name="P28" draw:layer="layout" svg:x1="15.411cm" svg:y1="14.891cm" svg:x2="16.722cm" svg:y2="14.891cm">
          <text:p/>
        </draw:line>
        <draw:custom-shape draw:style-name="gr43" draw:text-style-name="P30" draw:layer="layout" svg:width="2.384cm" svg:height="2.025cm" svg:x="6.839cm" svg:y="17.394cm">
          <text:p text:style-name="P29"><text:span text:style-name="T9">Results</text:span></text:p>
          <text:p text:style-name="P29"><text:span text:style-name="T9">pag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6" draw:text-style-name="P19" draw:layer="layout" svg:width="1.669cm" svg:height="0.834cm" draw:transform="rotate (-1.5707963267949) translate (8.483cm 15.4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9" draw:layer="layout" svg:width="1.669cm" svg:height="0.834cm" draw:transform="rotate (-3.14159265358979) translate (12.126cm 15.10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officeooo:annotation svg:x="0cm" svg:y="0cm">
          <dc:date>2021-03-26T00:49:02</dc:date>
          <text:p>Comment here. Describe the diagram steps and adapt to mapintel. See chapter 7.2. Introduction to Information Retrieval, Manning et.al.</text:p>
        </officeooo:annotati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1_0_20_Percent" draw:display-name="10 Percent" xlink:href="Pictures/100000000000000800000008FD07DD18565202CC.png" xlink:type="simple" xlink:show="embed" xlink:actuate="onLoad"/>
    <draw:fill-image draw:name="_32_5_20_Percent" draw:display-name="25 Percent" xlink:href="Pictures/100000000000000800000008B58F75DA20CE6FC1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3" draw:display-name="Arrowheads 3" svg:viewBox="0 0 20 13" svg:d="M0 13l10-13 10 13z"/>
    <draw:marker draw:name="Arrowheads_20_5" draw:display-name="Arrowheads 5" svg:viewBox="0 0 20 13" svg:d="M0 13l10-13 10 13z"/>
    <draw:marker draw:name="Arrowheads_20_7" draw:display-name="Arrowheads 7" svg:viewBox="0 0 20 13" svg:d="M0 13l10-13 10 13z"/>
    <draw:marker draw:name="Arrowheads_20_9" draw:display-name="Arrowheads 9" svg:viewBox="0 0 20 13" svg:d="M0 13l10-13 10 13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5T20:27:25.555372964</meta:creation-date>
    <dc:date>2021-07-17T12:50:33.743284286</dc:date>
    <meta:editing-duration>PT1H8M27S</meta:editing-duration>
    <meta:editing-cycles>9</meta:editing-cycles>
    <meta:generator>LibreOffice/7.1.4.2$Linux_X86_64 LibreOffice_project/10$Build-2</meta:generator>
    <meta:document-statistic meta:object-count="95"/>
  </office:meta>
</office:document-meta>
</file>